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62916"/>
          <table:table-cell office:value-type="float" office:value="1.48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2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6691"/>
          <table:table-cell office:value-type="float" office:value="1.52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267.0"/>
          <table:table-cell office:value-type="float" office:value="209612.0"/>
          <table:table-cell office:value-type="float" office:value="810273.0"/>
          <table:table-cell office:value-type="float" office:value="143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57528"/>
          <table:table-cell office:value-type="float" office:value="1.4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3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70339"/>
          <table:table-cell office:value-type="float" office:value="1.56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3480.0"/>
          <table:table-cell office:value-type="float" office:value="209612.0"/>
          <table:table-cell office:value-type="float" office:value="810272.0"/>
          <table:table-cell office:value-type="float" office:value="143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56085"/>
          <table:table-cell office:value-type="float" office:value="1.39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882.0"/>
          <table:table-cell office:value-type="float" office:value="209612.0"/>
          <table:table-cell office:value-type="float" office:value="810273.0"/>
          <table:table-cell office:value-type="float" office:value="143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63345"/>
          <table:table-cell office:value-type="float" office:value="1.52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713.0"/>
          <table:table-cell office:value-type="float" office:value="238734.0"/>
          <table:table-cell office:value-type="float" office:value="920102.0"/>
          <table:table-cell office:value-type="float" office:value="15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77803"/>
          <table:table-cell office:value-type="float" office:value="1.63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3284.0"/>
          <table:table-cell office:value-type="float" office:value="238734.0"/>
          <table:table-cell office:value-type="float" office:value="920102.0"/>
          <table:table-cell office:value-type="float" office:value="15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65055"/>
          <table:table-cell office:value-type="float" office:value="1.53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089.0"/>
          <table:table-cell office:value-type="float" office:value="238734.0"/>
          <table:table-cell office:value-type="float" office:value="920103.0"/>
          <table:table-cell office:value-type="float" office:value="15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69174"/>
          <table:table-cell office:value-type="float" office:value="1.57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85.0"/>
          <table:table-cell office:value-type="float" office:value="238734.0"/>
          <table:table-cell office:value-type="float" office:value="920104.0"/>
          <table:table-cell office:value-type="float" office:value="159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61011"/>
          <table:table-cell office:value-type="float" office:value="1.50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832.0"/>
          <table:table-cell office:value-type="float" office:value="238734.0"/>
          <table:table-cell office:value-type="float" office:value="920104.0"/>
          <table:table-cell office:value-type="float" office:value="15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12955"/>
          <table:table-cell office:value-type="float" office:value="0.4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4018"/>
          <table:table-cell office:value-type="float" office:value="0.5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69482.0"/>
          <table:table-cell office:value-type="float" office:value="265763.0"/>
          <table:table-cell office:value-type="float" office:value="728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97034"/>
          <table:table-cell office:value-type="float" office:value="0.42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69482.0"/>
          <table:table-cell office:value-type="float" office:value="265763.0"/>
          <table:table-cell office:value-type="float" office:value="74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592599"/>
          <table:table-cell office:value-type="float" office:value="0.5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1673"/>
          <table:table-cell office:value-type="float" office:value="0.4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49847"/>
          <table:table-cell office:value-type="float" office:value="1.38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14.0"/>
          <table:table-cell office:value-type="float" office:value="193254.0"/>
          <table:table-cell office:value-type="float" office:value="747995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44448"/>
          <table:table-cell office:value-type="float" office:value="1.3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27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98147"/>
          <table:table-cell office:value-type="float" office:value="1.88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861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44411"/>
          <table:table-cell office:value-type="float" office:value="1.32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087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47632"/>
          <table:table-cell office:value-type="float" office:value="1.32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040.0"/>
          <table:table-cell office:value-type="float" office:value="193254.0"/>
          <table:table-cell office:value-type="float" office:value="747996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64805"/>
          <table:table-cell office:value-type="float" office:value="0.1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22011.0"/>
          <table:table-cell office:value-type="float" office:value="84382.0"/>
          <table:table-cell office:value-type="float" office:value="4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20714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22011.0"/>
          <table:table-cell office:value-type="float" office:value="84382.0"/>
          <table:table-cell office:value-type="float" office:value="42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58669"/>
          <table:table-cell office:value-type="float" office:value="0.1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22011.0"/>
          <table:table-cell office:value-type="float" office:value="84382.0"/>
          <table:table-cell office:value-type="float" office:value="41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31579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22011.0"/>
          <table:table-cell office:value-type="float" office:value="84382.0"/>
          <table:table-cell office:value-type="float" office:value="42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11859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22011.0"/>
          <table:table-cell office:value-type="float" office:value="84382.0"/>
          <table:table-cell office:value-type="float" office:value="43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